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Lucida Console" fo:font-size="11pt" style:font-size-asian="11pt" style:font-size-complex="11pt"/>
    </style:style>
    <style:style style:name="P2" style:family="paragraph" style:parent-style-name="Text_20_body">
      <style:text-properties style:font-name="Lucida Console" fo:font-size="11pt" style:font-size-asian="11pt" style:font-size-complex="11pt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style:font-name="Lucida Console" fo:font-size="8pt" style:font-size-asian="8pt" style:font-size-complex="8pt"/>
    </style:style>
    <style:style style:name="T1" style:family="text">
      <style:text-properties style:font-name="Lucida Console"/>
    </style:style>
    <style:style style:name="T2" style:family="text">
      <style:text-properties style:font-name="Lucida Console" fo:font-size="11pt" style:font-size-asian="11pt" style:font-size-complex="11pt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nity Test API</text:h>
      <text:h text:style-name="Heading_20_2" text:outline-level="2">Running Tests<text:span text:style-name="T2"> <text:s/></text:span>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RUN_TEST(func)</text:p>
          </table:table-cell>
          <table:table-cell table:style-name="Table9.B1" office:value-type="string">
            <text:p text:style-name="Text_20_body">Each Test is run within the macro <text:span text:style-name="T1">RUN_TEST</text:span>. <text:s/>This macro performs necessary setup before the test is called and handles cleanup and result tabulation afterwards.</text:p>
          </table:table-cell>
        </table:table-row>
        <table:table-row>
          <table:table-cell table:style-name="Table9.A2" office:value-type="string">
            <text:p text:style-name="P1">TEST_WRAP(function) </text:p>
          </table:table-cell>
          <table:table-cell table:style-name="Table9.B2" office:value-type="string">
            <text:p text:style-name="Text_20_body">If the test functions call helper functions and those helper functions have the ability to make assertions, calls to those helpers should be wrapped in a TEST_WRAP macro. <text:s/>This macro aborts the test if the helper triggered a failure.</text:p>
          </table:table-cell>
        </table:table-row>
      </table:table>
      <text:p text:style-name="Text_20_body"/>
      <text:h text:style-name="Heading_20_2" text:outline-level="2">Ignoring Tests</text:h>
      <text:p text:style-name="Text_20_body">There are times when a test is incomplete or not valid for some reason. <text:s/>At these times, <text:span text:style-name="T1">TEST_IGNORE</text:span> can be called. <text:s/>Control will immediately be returned to the caller of the test, and no failures will be returned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TEST_<text:span text:style-name="T2">IGNORE</text:span>()</text:p>
          </table:table-cell>
          <table:table-cell table:style-name="Table8.B1" office:value-type="string">
            <text:p text:style-name="Text_20_body">Ignore this test and return immediately</text:p>
          </table:table-cell>
        </table:table-row>
        <table:table-row>
          <table:table-cell table:style-name="Table8.A2" office:value-type="string">
            <text:p text:style-name="P1">TEST_<text:span text:style-name="T2">IGNORE_MESSAGE</text:span> (message)</text:p>
          </table:table-cell>
          <table:table-cell table:style-name="Table8.B2" office:value-type="string">
            <text:p text:style-name="Text_20_body">Ignore this test and return immediately. <text:s/>Output a message stating why the test was ignored.</text:p>
          </table:table-cell>
        </table:table-row>
      </table:table>
      <text:p text:style-name="P2"/>
      <text:h text:style-name="Heading_20_2" text:outline-level="2">Aborting Tests</text:h>
      <text:p text:style-name="Text_20_body">There are times when a test will contain an infinite loop on error conditions, or there may be reason to escape from the test early without executing the rest of the test. <text:s/>A pair of macros support this functionality in Unity. <text:s/>The first (<text:span text:style-name="T1">TEST_PROTECT</text:span>) sets up the feature, and handles emergency abort cases. <text:s/><text:span text:style-name="T1">TEST_THROW</text:span> can then be used at any time within the tests to return to the last <text:span text:style-name="T1">TEST_PROTECT</text:span> call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">TEST_PROTECT()</text:p>
          </table:table-cell>
          <table:table-cell table:style-name="Table7.B1" office:value-type="string">
            <text:p text:style-name="Text_20_body">Setup and Catch macro</text:p>
          </table:table-cell>
        </table:table-row>
        <table:table-row>
          <table:table-cell table:style-name="Table7.A2" office:value-type="string">
            <text:p text:style-name="P1">TEST_THROW (message)</text:p>
          </table:table-cell>
          <table:table-cell table:style-name="Table7.B2" office:value-type="string">
            <text:p text:style-name="Text_20_body">Abort Test macro</text:p>
          </table:table-cell>
        </table:table-row>
      </table:table>
      <text:p text:style-name="Text_20_body"><text:span text:style-name="T3">Example</text:span>:</text:p>
      <text:p text:style-name="P3">main()</text:p>
      <text:p text:style-name="P3">{</text:p>
      <text:p text:style-name="P3"><text:s text:c="4"/>if (TEST_PROTECT() == 0)</text:p>
      <text:p text:style-name="P3"><text:s text:c="4"/>{</text:p>
      <text:p text:style-name="P3"><text:s text:c="8"/>MyTest();</text:p>
      <text:p text:style-name="P3"><text:s text:c="4"/>}</text:p>
      <text:p text:style-name="P3">}</text:p>
      <text:p text:style-name="Text_20_body">If MyTest calls <text:span text:style-name="T1">TEST_THROW</text:span>, a failure with the message provided will be inserted, and program control will immediately return to <text:span text:style-name="T1">TEST_PROTECT</text:span> with a non-zero return value.</text:p>
      <text:h text:style-name="Heading_20_1" text:outline-level="1">Unity Assertion Summary</text:h>
      <text:h text:style-name="Heading_20_2" text:outline-level="2">Basic Validity Tes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_ASSERT_TRUE</text:p>
            <text:p text:style-name="P1">(condition)</text:p>
          </table:table-cell>
          <table:table-cell table:style-name="Table1.B1" office:value-type="string">
            <text:p text:style-name="Table_20_Contents">Evaluates whatever code is in condition and fails if it evaluates to false</text:p>
          </table:table-cell>
        </table:table-row>
        <table:table-row>
          <table:table-cell table:style-name="Table1.A2" office:value-type="string">
            <text:p text:style-name="P1">TEST_ASSERT_FALSE</text:p>
            <text:p text:style-name="P1">(condition)</text:p>
          </table:table-cell>
          <table:table-cell table:style-name="Table1.B2" office:value-type="string">
            <text:p text:style-name="Table_20_Contents">Evaluates whatever code is in condition and fails if it evaluates to true</text:p>
          </table:table-cell>
        </table:table-row>
        <table:table-row>
          <table:table-cell table:style-name="Table1.A2" office:value-type="string">
            <text:p text:style-name="P1">TEST_ASSERT</text:p>
            <text:p text:style-name="P1">(condition)</text:p>
          </table:table-cell>
          <table:table-cell table:style-name="Table1.B2" office:value-type="string">
            <text:p text:style-name="Table_20_Contents">Another way of calling <text:span text:style-name="T2">TEST_ASSERT_TRUE</text:span></text:p>
          </table:table-cell>
        </table:table-row>
        <table:table-row>
          <table:table-cell table:style-name="Table1.A2" office:value-type="string">
            <text:p text:style-name="P1">TEST_ASSERT_UNLESS</text:p>
            <text:p text:style-name="P1">(condition)</text:p>
          </table:table-cell>
          <table:table-cell table:style-name="Table1.B2" office:value-type="string">
            <text:p text:style-name="Table_20_Contents">Another way of calling <text:span text:style-name="T2">TEST_ASSERT_FALSE</text:span></text:p>
          </table:table-cell>
        </table:table-row>
        <table:table-row>
          <table:table-cell table:style-name="Table1.A2" office:value-type="string">
            <text:p text:style-name="P1">TEST_FAIL</text:p>
            <text:p text:style-name="P1">(message)</text:p>
          </table:table-cell>
          <table:table-cell table:style-name="Table1.B2" office:value-type="string">
            <text:p text:style-name="Table_20_Contents">This test is automatically marked as a failure. <text:s/>The message is output stating why.</text:p>
          </table:table-cell>
        </table:table-row>
      </table:table>
      <text:p text:style-name="Standard"/>
      <text:h text:style-name="Heading_20_2" text:outline-level="2">Numerical Assertions: Integers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">TEST_ASSERT_EQUAL</text:p>
            <text:p text:style-name="P1">(expected, actual)</text:p>
          </table:table-cell>
          <table:table-cell table:style-name="Table5.B1" office:value-type="string">
            <text:p text:style-name="Table_20_Contents">Another way of calling <text:span text:style-name="T2">TEST_ASSERT_EQUAL_INT</text:span></text:p>
          </table:table-cell>
        </table:table-row>
        <table:table-row table:style-name="Table5.1">
          <table:table-cell table:style-name="Table5.A2" office:value-type="string">
            <text:p text:style-name="P1">TEST_ASSERT_EQUAL_INT</text:p>
            <text:p text:style-name="P1">(expected, actual)</text:p>
          </table:table-cell>
          <table:table-cell table:style-name="Table5.B2" office:value-type="string">
            <text:p text:style-name="Table_20_Contents">Compare two integers for equality and display errors as signed integers.</text:p>
          </table:table-cell>
        </table:table-row>
        <table:table-row table:style-name="Table5.1">
          <table:table-cell table:style-name="Table5.A2" office:value-type="string">
            <text:p text:style-name="P1">TEST_ASSERT_EQUAL_UINT</text:p>
            <text:p text:style-name="P1">(expected, actual)<text:tab/></text:p>
          </table:table-cell>
          <table:table-cell table:style-name="Table5.B2" office:value-type="string">
            <text:p text:style-name="Table_20_Contents">Compare two integers for equality and display errors as unsigned integers.</text:p>
          </table:table-cell>
        </table:table-row>
        <table:table-row table:style-name="Table5.1">
          <table:table-cell table:style-name="Table5.A2" office:value-type="string">
            <text:p text:style-name="P1">TEST_ASSERT_EQUAL_HEX8</text:p>
            <text:p text:style-name="P1">(expected, actual)<text:tab/></text:p>
          </table:table-cell>
          <table:table-cell table:style-name="Table5.B2" office:value-type="string">
            <text:p text:style-name="Table_20_Contents">Compare two integers for equality and display errors as an 8-bit hex value</text:p>
          </table:table-cell>
        </table:table-row>
        <table:table-row table:style-name="Table5.1">
          <table:table-cell table:style-name="Table5.A2" office:value-type="string">
            <text:p text:style-name="P1">TEST_ASSERT_EQUAL_HEX16</text:p>
            <text:p text:style-name="P1">(expected, actual)<text:tab/></text:p>
          </table:table-cell>
          <table:table-cell table:style-name="Table5.B2" office:value-type="string">
            <text:p text:style-name="Table_20_Contents">Compare two integers for equality and display errors as an 16-bit hex value</text:p>
          </table:table-cell>
        </table:table-row>
        <table:table-row table:style-name="Table5.1">
          <table:table-cell table:style-name="Table5.A2" office:value-type="string">
            <text:p text:style-name="P1">TEST_ASSERT_EQUAL_HEX32</text:p>
            <text:p text:style-name="P1">(expected, actual)<text:tab/></text:p>
          </table:table-cell>
          <table:table-cell table:style-name="Table5.B2" office:value-type="string">
            <text:p text:style-name="Table_20_Contents">Compare two integers for equality and display errors as an 32-bit hex value</text:p>
          </table:table-cell>
        </table:table-row>
        <table:table-row table:style-name="Table5.1">
          <table:table-cell table:style-name="Table5.A2" office:value-type="string">
            <text:p text:style-name="P1">TEST_ASSERT_EQUAL_HEX</text:p>
            <text:p text:style-name="P1">(expected, actual)<text:tab/></text:p>
          </table:table-cell>
          <table:table-cell table:style-name="Table5.B2" office:value-type="string">
            <text:p text:style-name="Table_20_Contents">Another way of calling <text:span text:style-name="T2">TEST_ASSERT_EQUAL_HEX32</text:span></text:p>
          </table:table-cell>
        </table:table-row>
        <table:table-row table:style-name="Table5.1">
          <table:table-cell table:style-name="Table5.A2" office:value-type="string">
            <text:p text:style-name="P1">TEST_ASSERT_INT_WITHIN</text:p>
            <text:p text:style-name="P1">(delta, expected, actual)</text:p>
          </table:table-cell>
          <table:table-cell table:style-name="Table5.B2" office:value-type="string">
            <text:p text:style-name="Table_20_Contents">Asserts that the actual value is within plus or minus delta of the expected value.</text:p>
          </table:table-cell>
        </table:table-row>
        <table:table-row table:style-name="Table5.1">
          <table:table-cell table:style-name="Table5.A2" office:value-type="string">
            <text:p text:style-name="P1">TEST_ASSERT_EQUAL_MESSAGE</text:p>
            <text:p text:style-name="P1">(expected, actual, message)</text:p>
          </table:table-cell>
          <table:table-cell table:style-name="Table5.B2" office:value-type="string">
            <text:p text:style-name="Table_20_Contents">Another way of calling <text:span text:style-name="T2">TEST_ASSERT_EQUAL_INT_MESSAGE</text:span></text:p>
          </table:table-cell>
        </table:table-row>
        <table:table-row table:style-name="Table5.1">
          <table:table-cell table:style-name="Table5.A2" office:value-type="string">
            <text:p text:style-name="P1">TEST_ASSERT_EQUAL_INT_MESSAGE</text:p>
            <text:p text:style-name="P1">(expected, actual, message)</text:p>
          </table:table-cell>
          <table:table-cell table:style-name="Table5.B2" office:value-type="string">
            <text:p text:style-name="Table_20_Contents">Compare two integers for equality and display errors as signed integers. <text:s/>Outputs a custom message on failure.</text:p>
          </table:table-cell>
        </table:table-row>
        <table:table-row table:style-name="Table5.1">
          <table:table-cell table:style-name="Table5.A2" office:value-type="string">
            <text:p text:style-name="P1">TEST_ASSERT_EQUAL_UINT_MESSAGE</text:p>
            <text:p text:style-name="P1">(expected, actual, message)<text:tab/></text:p>
          </table:table-cell>
          <table:table-cell table:style-name="Table5.B2" office:value-type="string">
            <text:p text:style-name="Table_20_Contents">Compare two integers for equality and display errors as unsigned integers. Outputs a custom message on failure.</text:p>
          </table:table-cell>
        </table:table-row>
        <table:table-row table:style-name="Table5.1">
          <table:table-cell table:style-name="Table5.A2" office:value-type="string">
            <text:p text:style-name="P1">TEST_ASSERT_EQUAL_HEX8_MESSAGE</text:p>
            <text:p text:style-name="P1">(expected, actual, message)<text:tab/></text:p>
          </table:table-cell>
          <table:table-cell table:style-name="Table5.B2" office:value-type="string">
            <text:p text:style-name="Table_20_Contents">Compare two integers for equality and display errors as an 8-bit hex value. Outputs a custom message on failure.</text:p>
          </table:table-cell>
        </table:table-row>
        <table:table-row table:style-name="Table5.1">
          <table:table-cell table:style-name="Table5.A2" office:value-type="string">
            <text:p text:style-name="P1">TEST_ASSERT_EQUAL_HEX16_MESSAGE</text:p>
            <text:p text:style-name="P1">(expected, actual, message)<text:tab/></text:p>
          </table:table-cell>
          <table:table-cell table:style-name="Table5.B2" office:value-type="string">
            <text:p text:style-name="Table_20_Contents">Compare two integers for equality and display errors as an 16-bit hex value. Outputs a custom message on failure.</text:p>
          </table:table-cell>
        </table:table-row>
        <table:table-row table:style-name="Table5.1">
          <table:table-cell table:style-name="Table5.A2" office:value-type="string">
            <text:p text:style-name="P1">TEST_ASSERT_EQUAL_HEX32_MESSAGE</text:p>
            <text:p text:style-name="P1">(expected, actual, message)<text:tab/></text:p>
          </table:table-cell>
          <table:table-cell table:style-name="Table5.B2" office:value-type="string">
            <text:p text:style-name="Table_20_Contents">Compare two integers for equality and display errors as an 32-bit hex value. Outputs a custom message on failure.</text:p>
          </table:table-cell>
        </table:table-row>
        <table:table-row table:style-name="Table5.1">
          <table:table-cell table:style-name="Table5.A2" office:value-type="string">
            <text:p text:style-name="P1">TEST_ASSERT_EQUAL_HEX_MESSAGE</text:p>
            <text:p text:style-name="P1">(expected, actual, message)<text:tab/></text:p>
          </table:table-cell>
          <table:table-cell table:style-name="Table5.B2" office:value-type="string">
            <text:p text:style-name="Table_20_Contents">Another way of calling <text:span text:style-name="T2">TEST_ASSERT_EQUAL_HEX32_MESSAGE</text:span></text:p>
          </table:table-cell>
        </table:table-row>
      </table:table>
      <text:p text:style-name="Text_20_body"/>
      <text:h text:style-name="Heading_20_2" text:outline-level="2">Numerical Assertions: Bitwis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TEST_ASSERT_BITS</text:p>
            <text:p text:style-name="P1">(mask, expected, actual)</text:p>
          </table:table-cell>
          <table:table-cell table:style-name="Table2.B1" office:value-type="string">
            <text:p text:style-name="Table_20_Contents">Use an integer mask to specify which bits should be compared between two other integers. <text:s/>High bits in the mask are compared, low bits ignored.</text:p>
          </table:table-cell>
        </table:table-row>
        <table:table-row>
          <table:table-cell table:style-name="Table2.A2" office:value-type="string">
            <text:p text:style-name="P1">TEST_ASSERT_BITS_HIGH</text:p>
            <text:p text:style-name="P1">(mask, actual)</text:p>
          </table:table-cell>
          <table:table-cell table:style-name="Table2.B2" office:value-type="string">
            <text:p text:style-name="Table_20_Contents">Use an integer mask to specify which bits should be inspected to determine if they are all set high. <text:s/>High bits in the mask are compared, low bits ignored.</text:p>
          </table:table-cell>
        </table:table-row>
        <table:table-row>
          <table:table-cell table:style-name="Table2.A2" office:value-type="string">
            <text:p text:style-name="P1">TEST_ASSERT_BITS_LOW</text:p>
            <text:p text:style-name="P1">(mask, actual)</text:p>
          </table:table-cell>
          <table:table-cell table:style-name="Table2.B2" office:value-type="string">
            <text:p text:style-name="Table_20_Contents">Use an integer mask to specify which bits should be inspected to determine if they are all set low. <text:s/>High bits in the mask are compared, low bits ignored.</text:p>
          </table:table-cell>
        </table:table-row>
        <table:table-row>
          <table:table-cell table:style-name="Table2.A2" office:value-type="string">
            <text:p text:style-name="P1">TEST_ASSERT_BIT_HIGH</text:p>
            <text:p text:style-name="P1">(bit, actual)</text:p>
          </table:table-cell>
          <table:table-cell table:style-name="Table2.B2" office:value-type="string">
            <text:p text:style-name="Table_20_Contents">Test a single bit and verify that it is high. <text:s/>The bit is specified 0-31 for a 32-bit integer.</text:p>
          </table:table-cell>
        </table:table-row>
        <table:table-row>
          <table:table-cell table:style-name="Table2.A2" office:value-type="string">
            <text:p text:style-name="P1">TEST_ASSERT_BIT_LOW</text:p>
            <text:p text:style-name="P1">(bit, actual)</text:p>
          </table:table-cell>
          <table:table-cell table:style-name="Table2.B2" office:value-type="string">
            <text:p text:style-name="Table_20_Contents">Test a single bit and verify that it is low. <text:s/>The bit is specified 0-31 for a 32-bit integer.</text:p>
          </table:table-cell>
        </table:table-row>
      </table:table>
      <text:p text:style-name="Text_20_body"/>
      <text:h text:style-name="Heading_20_2" text:outline-level="2">Numerical Assertions: Floats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TEST_ASSERT_FLOAT_WITHIN</text:p>
            <text:p text:style-name="P1">(delta, expected, actual)</text:p>
          </table:table-cell>
          <table:table-cell table:style-name="Table6.B1" office:value-type="string">
            <text:p text:style-name="Table_20_Contents">Asserts that the actual value is within plus or minus delta of the expected value.</text:p>
          </table:table-cell>
        </table:table-row>
      </table:table>
      <text:p text:style-name="Text_20_body"/>
      <text:h text:style-name="Heading_20_2" text:outline-level="2">String Asser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TEST_ASSERT_EQUAL_STRING</text:p>
            <text:p text:style-name="P1">(expected, actual)</text:p>
          </table:table-cell>
          <table:table-cell table:style-name="Table3.B1" office:value-type="string">
            <text:p text:style-name="Table_20_Contents">Compare two null-terminate strings. <text:s/>Fail if any character is different or if the lengths are different.</text:p>
          </table:table-cell>
        </table:table-row>
        <table:table-row>
          <table:table-cell table:style-name="Table3.A2" office:value-type="string">
            <text:p text:style-name="P1">TEST_ASSERT_EQUAL_STRING_MESSAGE</text:p>
            <text:p text:style-name="P1">(expected, actual, message)</text:p>
          </table:table-cell>
          <table:table-cell table:style-name="Table3.B2" office:value-type="string">
            <text:p text:style-name="Table_20_Contents">Compare two null-terminate strings. <text:s/>Fail if any character is different or if the lengths are different. Output a custom message on failure.</text:p>
          </table:table-cell>
        </table:table-row>
      </table:table>
      <text:p text:style-name="Text_20_body"/>
      <text:h text:style-name="Heading_20_2" text:outline-level="2">Pointer Assertions</text:h>
      <text:p text:style-name="Text_20_body">Most pointer operations can be performed by simply using the integer comparisons above. <text:s/>However, a couple of special cases are added for clarity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TEST_ASSERT_NULL</text:p>
            <text:p text:style-name="P1">(pointer)</text:p>
          </table:table-cell>
          <table:table-cell table:style-name="Table4.B1" office:value-type="string">
            <text:p text:style-name="Table_20_Contents">Fails if the pointer is not equal to NULL</text:p>
          </table:table-cell>
        </table:table-row>
        <table:table-row>
          <table:table-cell table:style-name="Table4.A2" office:value-type="string">
            <text:p text:style-name="P1">TEST_ASSERT_NOT_NULL</text:p>
            <text:p text:style-name="P1">(pointer)</text:p>
          </table:table-cell>
          <table:table-cell table:style-name="Table4.B2" office:value-type="string">
            <text:p text:style-name="Table_20_Contents">Fails if the pointer is equal to NULL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Mark VanderVoord</meta:initial-creator>
    <meta:creation-date>2007-11-03T14:00:32</meta:creation-date>
    <dc:creator>Mark VanderVoord</dc:creator>
    <dc:date>2007-11-07T10:12:40</dc:date>
    <dc:language>en-US</dc:language>
    <meta:editing-cycles>6</meta:editing-cycles>
    <meta:editing-duration>PT34M19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4" meta:paragraph-count="125" meta:word-count="950" meta:character-count="5689"/>
  </office:meta>
</office:document-meta>
</file>